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157ca" officeooo:paragraph-rsid="000157ca" style:font-size-asian="16pt" style:font-size-complex="16pt"/>
    </style:style>
    <style:style style:name="P2" style:family="paragraph" style:parent-style-name="Standard">
      <style:paragraph-properties fo:text-align="center" style:justify-single-word="false"/>
      <style:text-properties fo:font-size="26pt" officeooo:rsid="000157ca" style:font-size-asian="26pt" style:font-size-complex="26pt"/>
    </style:style>
    <style:style style:name="P3" style:family="paragraph" style:parent-style-name="Standard">
      <style:paragraph-properties fo:text-align="end" style:justify-single-word="false"/>
      <style:text-properties fo:font-size="18pt" officeooo:rsid="000157ca" officeooo:paragraph-rsid="000157ca" style:font-size-asian="15.75pt" style:font-size-complex="18pt"/>
    </style:style>
    <style:style style:name="P4" style:family="paragraph" style:parent-style-name="Standard">
      <style:paragraph-properties fo:text-align="start" style:justify-single-word="false"/>
      <style:text-properties fo:font-size="18pt" officeooo:rsid="000157ca" officeooo:paragraph-rsid="000157ca" style:font-size-asian="15.75pt" style:font-size-complex="18pt"/>
    </style:style>
    <style:style style:name="P5" style:family="paragraph" style:parent-style-name="Standard">
      <style:paragraph-properties fo:text-align="start" style:justify-single-word="false"/>
      <style:text-properties fo:font-size="18pt" officeooo:rsid="00029848" officeooo:paragraph-rsid="00029848" style:font-size-asian="18pt" style:font-size-complex="18pt"/>
    </style:style>
    <style:style style:name="P6" style:family="paragraph" style:parent-style-name="Standard">
      <style:paragraph-properties fo:text-align="center" style:justify-single-word="false"/>
      <style:text-properties fo:font-size="20pt" officeooo:rsid="000157ca" officeooo:paragraph-rsid="000157ca" style:font-size-asian="20pt" style:font-size-complex="20pt"/>
    </style:style>
    <style:style style:name="P7" style:family="paragraph" style:parent-style-name="Standard">
      <style:paragraph-properties fo:text-align="start" style:justify-single-word="false"/>
      <style:text-properties fo:font-size="14pt" officeooo:rsid="000157ca" officeooo:paragraph-rsid="000157ca" style:font-size-asian="12.25pt" style:font-size-complex="14pt"/>
    </style:style>
    <style:style style:name="P8" style:family="paragraph" style:parent-style-name="Standard">
      <style:paragraph-properties fo:text-align="start" style:justify-single-word="false"/>
      <style:text-properties fo:font-size="12pt" officeooo:rsid="000157ca" officeooo:paragraph-rsid="000157ca" style:font-size-asian="12pt" style:font-size-complex="12pt"/>
    </style:style>
    <style:style style:name="P9" style:family="paragraph" style:parent-style-name="Standard">
      <style:paragraph-properties fo:text-align="start" style:justify-single-word="false"/>
      <style:text-properties fo:font-size="12pt" officeooo:rsid="000157ca" officeooo:paragraph-rsid="000157ca" style:font-size-asian="10.5pt" style:font-size-complex="12pt"/>
    </style:style>
    <style:style style:name="P10" style:family="paragraph" style:parent-style-name="Standard">
      <style:paragraph-properties fo:text-align="start" style:justify-single-word="false"/>
      <style:text-properties fo:font-size="12pt" officeooo:rsid="000157ca" officeooo:paragraph-rsid="00029848" style:font-size-asian="10.5pt" style:font-size-complex="12pt"/>
    </style:style>
    <style:style style:name="P11" style:family="paragraph" style:parent-style-name="Standard">
      <style:paragraph-properties fo:text-align="start" style:justify-single-word="false"/>
      <style:text-properties fo:font-size="12pt" officeooo:rsid="0001b187" officeooo:paragraph-rsid="0001b187" style:font-size-asian="10.5pt" style:font-size-complex="12pt"/>
    </style:style>
    <style:style style:name="P12" style:family="paragraph" style:parent-style-name="Standard">
      <style:paragraph-properties fo:text-align="start" style:justify-single-word="false"/>
      <style:text-properties fo:font-size="12pt" officeooo:rsid="00029848" officeooo:paragraph-rsid="00029848" style:font-size-asian="10.5pt" style:font-size-complex="12pt"/>
    </style:style>
    <style:style style:name="P13" style:family="paragraph" style:parent-style-name="Standard">
      <style:paragraph-properties fo:text-align="start" style:justify-single-word="false"/>
      <style:text-properties fo:font-size="12pt" fo:language="es" fo:country="ES" officeooo:rsid="000157ca" officeooo:paragraph-rsid="000157ca" style:font-size-asian="10.5pt" style:font-size-complex="12pt"/>
    </style:style>
    <style:style style:name="P14" style:family="paragraph" style:parent-style-name="Standard">
      <style:paragraph-properties fo:text-align="start" style:justify-single-word="false"/>
      <style:text-properties fo:font-size="12pt" fo:language="es" fo:country="ES" officeooo:rsid="0002b7e2" officeooo:paragraph-rsid="0002b7e2" style:font-size-asian="10.5pt" style:font-size-complex="12pt"/>
    </style:style>
    <style:style style:name="P15" style:family="paragraph" style:parent-style-name="Standard">
      <style:paragraph-properties fo:text-align="start" style:justify-single-word="false"/>
      <style:text-properties fo:font-size="12pt" fo:language="es" fo:country="ES" style:text-underline-style="solid" style:text-underline-width="auto" style:text-underline-color="font-color" officeooo:rsid="0002b7e2" officeooo:paragraph-rsid="0002b7e2" style:font-size-asian="10.5pt" style:font-size-complex="12pt"/>
    </style:style>
    <style:style style:name="T1" style:family="text">
      <style:text-properties fo:font-size="16pt" style:font-size-asian="16pt" style:font-size-complex="16pt"/>
    </style:style>
    <style:style style:name="T2" style:family="text">
      <style:text-properties fo:color="#000000" style:text-line-through-style="none" style:text-line-through-type="none" fo:font-size="8.25pt"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igencia Artificial – Práctica 2</text:p>
      <text:p text:style-name="P3"/>
      <text:p text:style-name="P3"/>
      <text:p text:style-name="P3"/>
      <text:p text:style-name="P3"/>
      <text:p text:style-name="P3"/>
      <text:p text:style-name="P3"/>
      <text:p text:style-name="P3"/>
      <text:p text:style-name="P6"/>
      <text:p text:style-name="P6">Agentes Reactivos/Deliberativos</text:p>
      <text:p text:style-name="P6">“Los extraños mundos de Belk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Jorge gangoso Klöck</text:p>
      <text:p text:style-name="P3">24/05/2020</text:p>
      <text:p text:style-name="P3">Grupo: A1</text:p>
      <text:p text:style-name="P4"><text:soft-page-break/>Descripción del Problema</text:p>
      <text:p text:style-name="P4"/>
      <text:p text:style-name="P8">La práctica propuesta consiste en la elaboración de un comportamiento deliberativo con ciertos rasgos reactivos. </text:p>
      <text:p text:style-name="P8">Este agente se debe desenvolver en un mundo 2D donde las casillas tienen asociado un coste para pasar por ellas, y donde el objetivo, es llegar a un Destino determinado.</text:p>
      <text:p text:style-name="P7"/>
      <text:p text:style-name="P7"/>
      <text:p text:style-name="P5">Nivel 1 PathFinding</text:p>
      <text:p text:style-name="P5"/>
      <text:p text:style-name="P12">Para explicar brevemente las modificaciones realizadas en el método think() comenzaremos por comprobar el sensor de nivel, si éste es 1,2 o 3, deberemos comprobar si tenemos ya preparado un plan de acción, en caso contrario realizamos una llamada a PathFinding que nos devolverá un plan calculado mediante el tipo de búsqueda que corresponda con el nivel asignado.</text:p>
      <text:p text:style-name="P12"/>
      <text:p text:style-name="P12">Para ésto almacenamos la información del lugar en que comenzamos en el nodo actual y la información sobre el sitio al que queremos llegar en el nodo destino, que pasaremos como parámetros.</text:p>
      <text:p text:style-name="P12"/>
      <text:p text:style-name="P12">Una vez elaborado el plan, en los niveles 1 y 2 sólo debemos obtener la siguiente acción del plan mediante el método front() y eliminar éste de ‘plan’. </text:p>
      <text:p text:style-name="P12"/>
      <text:p text:style-name="P12">En el nivel 3, debemos comprobar el especial caso de que la función PathFinding haya decidido pasar por un punto de recarga ‘X’. En cuyo caso, siempre querremos mantenernos en esa posición hasta que la batería esté completamente recargada, ya que eso nos permitirá un menor coste final.</text:p>
      <text:p text:style-name="P12"><text:tab/></text:p>
      <text:p text:style-name="P1"><text:tab/>Nivel 1.1 Búsqueda en Profundidad</text:p>
      <text:p text:style-name="P1"/>
      <text:p text:style-name="P10">Éste nivel viene ya implementado. Consiste en generar los nodos hijo asociados a cada paso posible y almacenarlos en una pila. </text:p>
      <text:p text:style-name="P10">La estructura de ésta provocará que el nodo seleccionado para la siguiente iteración sea el último que se generó, por lo tanto, se realiza una búsqueda a lo largo del primer hijo de cada nodo hasta llegar al final.</text:p>
      <text:p text:style-name="P9"/>
      <text:p text:style-name="P9"><text:tab/><text:span text:style-name="T1">Nivel 1.2 Búsqueda en Anchura</text:span></text:p>
      <text:p text:style-name="P9"><text:span text:style-name="T1"/></text:p>
      <text:p text:style-name="P9">Al realizar el cambio de pila a cola, lo que provocamos es una búsqueda en la que a cada nivel se contemplan y generan todos los nodos hijos de ese nivel del árbol. Por lo tanto, en el momento en que en un nivel se encuentre una solución, se finaliza el proceso.</text:p>
      <text:p text:style-name="P9"/>
      <text:p text:style-name="P9">El resultado de éste funcionamiento es que la función PathFinding devuelve el camino más corto, aquella solución que se encuentra trás profundizar lo mínimo posible en el árbol.</text:p>
      <text:p text:style-name="P9"/>
      <text:p text:style-name="P9">Sin embargo, esta solución no garantiza ni mucho menos una solución con un coste bajo, ya que al tomar el camino más corto puede realizarse atravesando casillas de coste muy elevado, a veces incluso impidiendo llegar al destino debido a la falta de gestión del coste asociado.</text:p>
      <text:p text:style-name="P1"><text:soft-page-break/></text:p>
      <text:p text:style-name="P1"><text:tab/>Nivel 1.3 Búsqueda de Costo Uniforme</text:p>
      <text:p text:style-name="P1"/>
      <text:p text:style-name="P11">Finalmente realizamos una búsqueda cuyo objetivo es encontrar el camino con el menor coste de batería asociado. </text:p>
      <text:p text:style-name="P11"/>
      <text:p text:style-name="P11">Para ello, añadimos un valor coste al struct nodo, así, sabremos cual es el coste de batería de cada nodo, y, en consecuencia, de cada camino.</text:p>
      <text:p text:style-name="P11"/>
      <text:p text:style-name="P11">Lo único que falta es realizar el cálculo de éstos costes. Al generar un descendiente de girar a izquierda o derecha, el coste del nodo será de 1 más el coste correspondiente al nodo anterior.</text:p>
      <text:p text:style-name="P11"/>
      <text:p text:style-name="P11">Al generar un descendiente de avanzar, el coste se calcula mediante la función precio; La cual comprobará en qué terreno queremos avanzar, si tenemos o no zapatillas/bikini y devolverá el coste de esa acción particular, que, sumada al coste del nodo actual, nos dará el coste del nodo descendiente.</text:p>
      <text:p text:style-name="P7"/>
      <text:p text:style-name="P13"/>
      <text:p text:style-name="P13"/>
      <text:p text:style-name="P15">Anotaciones</text:p>
      <text:p text:style-name="P14"/>
      <text:p text:style-name="P14">La memoria ha sido realizada tras la finalización de la práctica y no de manera simultánea por lo que es posible que haya olvidado mencionar algún detalle menor. Ante cualquier duda sobre el procedimiento empleado mi contacto es: jorgeklock@correo.ug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20-05-24T17:02:43.955000000</dc:date>
    <meta:editing-duration>PT15M56S</meta:editing-duration>
    <meta:editing-cycles>4</meta:editing-cycles>
    <meta:document-statistic meta:table-count="0" meta:image-count="0" meta:object-count="0" meta:page-count="3" meta:paragraph-count="29" meta:word-count="604" meta:character-count="3618" meta:non-whitespace-character-count="3033"/>
  </office:meta>
</office:document-meta>
</file>